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2pt" fo:language="es" fo:country="ES" style:text-underline-style="none" fo:font-weight="normal" officeooo:rsid="000604e2" officeooo:paragraph-rsid="000604e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es" fo:country="ES" style:text-underline-style="none" fo:font-weight="normal" officeooo:rsid="000604e2" officeooo:paragraph-rsid="000604e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solid" style:text-underline-width="auto" style:text-underline-color="font-color" fo:font-weight="bold" officeooo:rsid="000604e2" officeooo:paragraph-rsid="000604e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062bde" officeooo:paragraph-rsid="00062bd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0ae5fd" officeooo:paragraph-rsid="000ae5f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0c082e" officeooo:paragraph-rsid="000c082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fo:language="es" fo:country="ES" officeooo:paragraph-rsid="000604e2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7c723" style:font-size-asian="10.5pt" style:font-size-complex="12pt"/>
    </style:style>
    <style:style style:name="T3" style:family="text">
      <style:text-properties fo:font-size="12pt" officeooo:rsid="00092895" style:font-size-asian="10.5pt" style:font-size-complex="12pt"/>
    </style:style>
    <style:style style:name="T4" style:family="text">
      <style:text-properties fo:font-size="12pt" officeooo:rsid="000ae3db" style:font-size-asian="10.5pt" style:font-size-complex="12pt"/>
    </style:style>
    <style:style style:name="T5" style:family="text">
      <style:text-properties fo:font-size="12pt" officeooo:rsid="000c01ca" style:font-size-asian="10.5pt" style:font-size-complex="12pt"/>
    </style:style>
    <style:style style:name="T6" style:family="text">
      <style:text-properties style:font-name="Arial" fo:font-size="12pt" style:text-underline-style="none" fo:font-weight="normal" officeooo:rsid="000604e2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07db7b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Alejandro D</text:span><text:span text:style-name="T7">omí</text:span><text:span text:style-name="T6">nguez </text:span></text:p>
      <text:p text:style-name="P1">Miguel Ángel Muñoz</text:p>
      <text:p text:style-name="P3">Práctica de Algorítmica (Primavera 2017)</text:p>
      <text:p text:style-name="P2"/>
      <text:p text:style-name="P4"><text:span text:style-name="T1">Para generar K funciones de hash, como pide el enunciado, decidimos buscar una estrategia que nos las permitie</text:span><text:span text:style-name="T2">s</text:span><text:span text:style-name="T1">e generar “al vuelo” fuera cual fuese el valor de K. </text:span><text:span text:style-name="T3">Nuestra solución fue utilizar el método de hashing por multiplicación del CLRS (pág 263, 11.3.2). </text:span><text:span text:style-name="T4">Una función de hash </text:span><text:span text:style-name="T5">con este método queda definida por una constante A entre 0 y 1 que multiplica a la clave y una constante M bastante grande que multiplica la parte fraccional de la clave por A. Este resultado módulo el tamaño del filtro indica la posición en el filtro que ha de ponerse a 1. </text:span></text:p>
      <text:p text:style-name="P4"><text:span text:style-name="T4"/></text:p>
      <text:p text:style-name="P5"><text:span text:style-name="T4">E</text:span><text:span text:style-name="T1">l primer problema que nos encontramos es que las claves a hashear iban a ser alfanuméricas, y nuestro método necesitaba que la clase fuera un entero, con lo cual quisimos representar cualquier combinación de caracteres y números como un entero en base 10 (haciendo un cambio de base </text:span><text:span text:style-name="T5">62</text:span><text:span text:style-name="T1"> a base 10), </text:span><text:span text:style-name="T5">este entero pasó a ser la clave que pasaríamos al filtro de bloom. Los valores [0-9a-zA-Z] son los 62 símbolos de nuestra base.</text:span></text:p>
      <text:p text:style-name="P6"><text:span text:style-name="T5">O</text:span><text:span text:style-name="T1">bviamente esto puede convertirse rápidamente en un número muy grande, O(62^n) para una clave de tamaño n, así que el tamaño de las claves será limit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9:04:54.515758415</meta:creation-date>
    <dc:date>2017-04-21T19:59:46.056507599</dc:date>
    <meta:editing-duration>PT21M56S</meta:editing-duration>
    <meta:editing-cycles>6</meta:editing-cycles>
    <meta:generator>LibreOffice/5.3.2.2$Linux_X86_64 LibreOffice_project/30m0$Build-2</meta:generator>
    <meta:document-statistic meta:table-count="0" meta:image-count="0" meta:object-count="0" meta:page-count="1" meta:paragraph-count="6" meta:word-count="211" meta:character-count="1214" meta:non-whitespace-character-count="1007"/>
  </office:meta>
</office:document-meta>
</file>